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is działania diód kontrolnych</text:p>
      <text:p text:style-name="Standard"/>
      <text:p text:style-name="Standard">Dioda 1: <text:tab/>zielona po otrzymaniu odpowiedzi z serwera biała gdy nie otrzyma odpowiedzi <text:tab/><text:tab/><text:tab/>serwera<text:tab/><text:tab/><text:tab/></text:p>
      <text:p text:style-name="Standard">Dioda 2:<text:tab/>zielona gdy otrzyma JSON z serwera (mało istotne)</text:p>
      <text:p text:style-name="Standard">Dioda 3:<text:tab/>czerwona gdy robot zgasł zielona gdy robot świeci</text:p>
      <text:p text:style-name="Standard"/>
      <text:p text:style-name="P4">Komunikacja przez port szeregowy między Arduino a Raspberry Pi</text:p>
      <text:p text:style-name="Standard">Arduino otrzymuje komunikaty w postaci znaków typu char informujące co ma zrobić:</text:p>
      <text:p text:style-name="Standard"/>
      <text:p text:style-name="P1"><text:span text:style-name="T1">TRYB_MANUAL = </text:span><text:span text:style-name="T2">'0'</text:span><text:span text:style-name="T1">;<text:tab/><text:tab/>– uruchomienie trybu manualnego sterowania robotem</text:span></text:p>
      <text:p text:style-name="P1"><text:span text:style-name="T1">TRYB_AUTO = </text:span><text:span text:style-name="T2">'1'</text:span><text:span text:style-name="T1">;<text:tab/><text:tab/>– uruchomienie trybu automatycznego działania robota</text:span></text:p>
      <text:p text:style-name="P1"><text:span text:style-name="T1">JAZDA_PRZOD = </text:span><text:span text:style-name="T2">'w'</text:span><text:span text:style-name="T1">;<text:tab/><text:tab/>– rozpoczęcie ciągłej jazdy do przodu</text:span></text:p>
      <text:p text:style-name="P1"><text:span text:style-name="T1">JAZDA_LEWO = </text:span><text:span text:style-name="T2">'a'</text:span><text:span text:style-name="T1">;<text:tab/><text:tab/>– rozpoczęcie ciągłego obracania w lewo</text:span></text:p>
      <text:p text:style-name="P1"><text:span text:style-name="T1">JAZDA_PRAWO = </text:span><text:span text:style-name="T2">'d'</text:span><text:span text:style-name="T1">;<text:tab/><text:tab/>– rozpoczęcie ciągłego obracania w prawo</text:span></text:p>
      <text:p text:style-name="P1"><text:span text:style-name="T1">JAZDA_TYL = </text:span><text:span text:style-name="T2">'s'</text:span><text:span text:style-name="T1">;<text:tab/><text:tab/>– rozpoczęcie ciągłej jazdy do tyłu</text:span></text:p>
      <text:p text:style-name="P1"><text:span text:style-name="T1">JAZDA_PRZOD_SKOK = </text:span><text:span text:style-name="T2">'W'</text:span><text:span text:style-name="T1">;<text:tab/>– wykonanie jednego ruchu do przodu według siatki mapy</text:span></text:p>
      <text:p text:style-name="P1"><text:span text:style-name="T1">JAZDA_LEWO_SKOK = </text:span><text:span text:style-name="T2">'A'</text:span><text:span text:style-name="T1">;<text:tab/>– wykonanie obrotu 90 stopni w lewo według siatki mapy</text:span></text:p>
      <text:p text:style-name="P1"><text:span text:style-name="T1">JAZDA_PRAWO_SKOK = </text:span><text:span text:style-name="T2">'D'</text:span><text:span text:style-name="T1">;<text:tab/>– wykonanie obrotu 90 stopni w prawo według siatki mapy</text:span></text:p>
      <text:p text:style-name="P1"><text:span text:style-name="T1">JAZDA_TYL_SKOK = </text:span><text:span text:style-name="T2">'S'</text:span><text:span text:style-name="T1">;<text:tab/>– wykonanie jednego ruchu do tyłu według siatki mapy</text:span></text:p>
      <text:p text:style-name="P1"><text:span text:style-name="T1">GLOWA_LEWO = </text:span><text:span text:style-name="T2">'q'</text:span><text:span text:style-name="T1">;<text:tab/><text:tab/>– rozpoczęcie ciągłego obracania głową w lewo</text:span></text:p>
      <text:p text:style-name="P1"><text:span text:style-name="T1">GLOWA_PRAWO = </text:span><text:span text:style-name="T2">'e'</text:span><text:span text:style-name="T1">;<text:tab/><text:tab/>– rozpoczęcie ciągłego obracania głową w prawo</text:span></text:p>
      <text:p text:style-name="P1"><text:span text:style-name="T1">JAZDA_STOP = </text:span><text:span text:style-name="T2">'3'</text:span><text:span text:style-name="T1">;<text:tab/><text:tab/>– zatrzymanie obu ruchu obydwu kół</text:span></text:p>
      <text:p text:style-name="P1"><text:span text:style-name="T1">GLOWA_STOP = </text:span><text:span text:style-name="T2">'4'</text:span><text:span text:style-name="T1">;<text:tab/><text:tab/>– zatrzymanie obrotu głowy</text:span></text:p>
      <text:p text:style-name="P1"><text:span text:style-name="T1">SKAN_MAN = </text:span><text:span text:style-name="T2">'5'</text:span><text:span text:style-name="T1">;<text:tab/><text:tab/>– wykonanie skanowania otoczenia czujnikami w trybie manualnym</text:span></text:p>
      <text:p text:style-name="P1"><text:span text:style-name="T1">POWROT = </text:span><text:span text:style-name="T2">'6'</text:span><text:span text:style-name="T1">;<text:tab/><text:tab/><text:tab/>– żądanie powrotu robota do miejsca początkowego</text:span></text:p>
      <text:p text:style-name="P1"><text:span text:style-name="T1">AUTO_A = </text:span><text:span text:style-name="T2">'7'</text:span><text:span text:style-name="T1">;<text:tab/><text:tab/><text:tab/>– uruchomienie algorytmu A samodzielnego działania robota</text:span></text:p>
      <text:p text:style-name="P1"><text:span text:style-name="T1">AUTO_B = </text:span><text:span text:style-name="T2">'8'</text:span><text:span text:style-name="T1">;<text:tab/><text:tab/><text:tab/>– uruchomienie algorytmu B samodzielnego działania robota</text:span></text:p>
      <text:p text:style-name="P1"><text:span text:style-name="T1">AUTO_C = </text:span><text:span text:style-name="T2">'9'</text:span><text:span text:style-name="T1">;<text:tab/><text:tab/><text:tab/>– uruchomienie algorytmu C samodzielnego działania robota</text:span></text:p>
      <text:p text:style-name="P1"><text:span text:style-name="T1">WSP_ROBOT = </text:span><text:span text:style-name="T2">'-'</text:span><text:span text:style-name="T1">;<text:tab/><text:tab/>– przejście do trybu odczytywania współrzędnych pozycji robota</text:span></text:p>
      <text:p text:style-name="P1"><text:span text:style-name="T1">WSP_MUR = </text:span><text:span text:style-name="T2">'='</text:span><text:span text:style-name="T1">;<text:tab/><text:tab/>– przejście do trybu odczytywania współrzędnych wstawiania muru</text:span></text:p>
      <text:p text:style-name="P1"><text:span text:style-name="T1">WSP_WOLNE = </text:span><text:span text:style-name="T2">'_'</text:span><text:span text:style-name="T1">;<text:tab/><text:tab/>– przejście do trybu odczytywania współrzędnych usuwania muru</text:span></text:p>
      <text:p text:style-name="Standard"/>
      <text:p text:style-name="Standard">Raspberry Pi otrzymuje JSON zawierający obiekt „mapa” będący tablicą znaków typu char:</text:p>
      <text:p text:style-name="Standard"/>
      <text:p text:style-name="Standard">'o'<text:tab/> – wolne pole</text:p>
      <text:p text:style-name="Standard">'x'<text:tab/> – zajęte pole (przeszkoda wykryta przez czujniki)</text:p>
      <text:p text:style-name="Standard">'X'<text:tab/> – zajęte pole (mur wstawiony przez operatora)</text:p>
      <text:p text:style-name="Standard">'.'<text:tab/> – <text:s/>ślad wyznaczonej trasy do celu</text:p>
      <text:p text:style-name="Standard">'C'<text:tab/> – miejsce wskazane jako cel dla robota</text:p>
      <text:p text:style-name="Standard">'8'<text:tab/> – miejsce robota (pozycja przodem do góry)</text:p>
      <text:p text:style-name="Standard">'6'<text:tab/> – miejsce robota (pozycja przodem w prawo)</text:p>
      <text:p text:style-name="Standard">'4'<text:tab/> – miejsce robota (pozycja przodem w dół)</text:p>
      <text:p text:style-name="Standard">'2'<text:tab/> – miejsce robota (pozycja przodem w lewo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Linki</text:p>
      <text:p text:style-name="P4"/>
      <text:p text:style-name="Standard"><text:a xlink:type="simple" xlink:href="http://interactive-matter.eu/blog/2010/08/14/ajson-handle-json-with-arduino/">aJSON boblioteka dla Arduino</text:a>: (raczej zbędne)</text:p>
      <text:p text:style-name="Standard"><text:a xlink:type="simple" xlink:href="http://alexandre.alapetite.fr/doc-alex/raspberrypi-nodejs-arduino/index.en.html">projekt termometru</text:a></text:p>
      <text:p text:style-name="Standard">Biblioteka portu USB RaspPi <text:s/>- https://github.com/voodootikigod/node-serialport</text:p>
      <text:p text:style-name="Standard"/>
      <text:p text:style-name="P4">GITHUB repozytoria:</text:p>
      <text:p text:style-name="Standard"/>
      <text:p text:style-name="Standard">github.com/s9202/Robot-Wifi/</text:p>
      <text:p text:style-name="Standard">github.com/s8145/Robot-3G/</text:p>
      <text:p text:style-name="Standard"/>
      <text:p text:style-name="Standard"/>
      <text:p text:style-name="Standard"/>
      <text:p text:style-name="Standard"/>
      <text:p text:style-name="P3">ZASADY PISANIA KODU:</text:p>
      <text:list xml:id="list42484690" text:style-name="L1">
        <text:list-item>
          <text:p text:style-name="P2">trzymamy się zasad niezależnie od środowiska w którym piszemy</text:p>
        </text:list-item>
        <text:list-item>
          <text:p text:style-name="P2">kodujemy UTF-8</text:p>
        </text:list-item>
        <text:list-item>
          <text:p text:style-name="P2">wcięcia robimy tabulacjami, a nie spacjami</text:p>
        </text:list-item>
        <text:list-item>
          <text:p text:style-name="P2">każda funkcja, klasa, struktura, stała musi posiadać powyżej komentarz opisujący działanie, parametry i zwracaną wartość</text:p>
        </text:list-item>
        <text:list-item>
          <text:p text:style-name="P2">każde wyrażenie obejmujemy klamrami { }, nawet if który ma jedną instrukcję if(){}</text:p>
        </text:list-item>
        <text:list-item>
          <text:p text:style-name="P2">nazwy klas, struktur rozpoczynamy wielką literą</text:p>
        </text:list-item>
        <text:list-item>
          <text:p text:style-name="P2">nazwy stałych piszemy WIELKIMI_LITERAMI</text:p>
        </text:list-item>
        <text:list-item>
          <text:p text:style-name="P2">nazwy zmiennych i funkcji piszemy wStyluCamelCase, pamiętając że rozpoczyna się małą literą</text:p>
        </text:list-item>
        <text:list-item>
          <text:p text:style-name="P2">wszystkie nazwy piszemy w języku polskim, nie używamy języka angielskiego</text:p>
        </text:list-item>
        <text:list-item>
          <text:p text:style-name="P2">unikamy zmiennych globalnych</text:p>
        </text:list-item>
        <text:list-item>
          <text:p text:style-name="P2">każdą zmienną przekazujemy do funkcji w parametrz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ciej Czubala</meta:initial-creator>
    <meta:creation-date>2014-01-06T22:04:52.99</meta:creation-date>
    <meta:generator>OpenOffice.org/3.3$Win32 OpenOffice.org_project/330m20$Build-9567</meta:generator>
    <dc:date>2014-01-06T22:42:59.31</dc:date>
    <dc:creator>Maciej Czubala</dc:creator>
    <meta:editing-duration>PT38M8S</meta:editing-duration>
    <meta:editing-cycles>5</meta:editing-cycles>
    <meta:document-statistic meta:table-count="0" meta:image-count="0" meta:object-count="0" meta:page-count="2" meta:paragraph-count="57" meta:word-count="483" meta:character-count="3264"/>
  </office:meta>
</office:document-meta>
</file>